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1.07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ooc:=[.B1]/[.E$4]" office:value-type="percentage" office:value="0.000372755433874471">
            <text:p>0.04%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40">
            <text:p>6140</text:p>
          </table:table-cell>
          <table:table-cell table:formula="oooc:=[.B2]/[.E$4]" office:value-type="percentage" office:value="0.0789213228961812">
            <text:p>7.89%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99">
            <text:p>3499</text:p>
          </table:table-cell>
          <table:table-cell table:formula="oooc:=[.B3]/[.E$4]" office:value-type="percentage" office:value="0.0449748711423026">
            <text:p>4.50%</text:p>
          </table:table-cell>
          <table:table-cell/>
          <table:table-cell office:value-type="string">
            <text:p>Sum of word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62">
            <text:p>3762</text:p>
          </table:table-cell>
          <table:table-cell table:formula="oooc:=[.B4]/[.E$4]" office:value-type="percentage" office:value="0.0483553773184745">
            <text:p>4.84%</text:p>
          </table:table-cell>
          <table:table-cell/>
          <table:table-cell table:formula="oooc:=SUM([.B1:.B114])" office:value-type="float" office:value="77799">
            <text:p>777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37">
            <text:p>2837</text:p>
          </table:table-cell>
          <table:table-cell table:formula="oooc:=[.B5]/[.E$4]" office:value-type="percentage" office:value="0.036465764341444">
            <text:p>3.65%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57">
            <text:p>3057</text:p>
          </table:table-cell>
          <table:table-cell table:formula="oooc:=[.B6]/[.E$4]" office:value-type="percentage" office:value="0.0392935641846296">
            <text:p>3.93%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42">
            <text:p>3342</text:p>
          </table:table-cell>
          <table:table-cell table:formula="oooc:=[.B7]/[.E$4]" office:value-type="percentage" office:value="0.0429568503451201">
            <text:p>4.30%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42">
            <text:p>1242</text:p>
          </table:table-cell>
          <table:table-cell table:formula="oooc:=[.B8]/[.E$4]" office:value-type="percentage" office:value="0.015964215478348">
            <text:p>1.60%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05">
            <text:p>2505</text:p>
          </table:table-cell>
          <table:table-cell table:formula="oooc:=[.B9]/[.E$4]" office:value-type="percentage" office:value="0.0321983573053638">
            <text:p>3.22%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39">
            <text:p>1839</text:p>
          </table:table-cell>
          <table:table-cell table:formula="oooc:=[.B10]/[.E$4]" office:value-type="percentage" office:value="0.0236378359619018">
            <text:p>2.36%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47">
            <text:p>1947</text:p>
          </table:table-cell>
          <table:table-cell table:formula="oooc:=[.B11]/[.E$4]" office:value-type="percentage" office:value="0.025026028612193">
            <text:p>2.50%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95">
            <text:p>1795</text:p>
          </table:table-cell>
          <table:table-cell table:formula="oooc:=[.B12]/[.E$4]" office:value-type="percentage" office:value="0.0230722759932647">
            <text:p>2.31%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54">
            <text:p>854</text:p>
          </table:table-cell>
          <table:table-cell table:formula="oooc:=[.B13]/[.E$4]" office:value-type="percentage" office:value="0.0109770048458206">
            <text:p>1.10%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0">
            <text:p>830</text:p>
          </table:table-cell>
          <table:table-cell table:formula="oooc:=[.B14]/[.E$4]" office:value-type="percentage" office:value="0.0106685175902004">
            <text:p>1.07%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57">
            <text:p>657</text:p>
          </table:table-cell>
          <table:table-cell table:formula="oooc:=[.B15]/[.E$4]" office:value-type="percentage" office:value="0.0084448386226044">
            <text:p>0.84%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45">
            <text:p>1845</text:p>
          </table:table-cell>
          <table:table-cell table:formula="oooc:=[.B16]/[.E$4]" office:value-type="percentage" office:value="0.0237149577758069">
            <text:p>2.37%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58">
            <text:p>1558</text:p>
          </table:table-cell>
          <table:table-cell table:formula="oooc:=[.B17]/[.E$4]" office:value-type="percentage" office:value="0.0200259643440147">
            <text:p>2.00%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83">
            <text:p>1583</text:p>
          </table:table-cell>
          <table:table-cell table:formula="oooc:=[.B18]/[.E$4]" office:value-type="percentage" office:value="0.0203473052352858">
            <text:p>2.03%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71">
            <text:p>971</text:p>
          </table:table-cell>
          <table:table-cell table:formula="oooc:=[.B19]/[.E$4]" office:value-type="percentage" office:value="0.0124808802169694">
            <text:p>1.25%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53">
            <text:p>1353</text:p>
          </table:table-cell>
          <table:table-cell table:formula="oooc:=[.B20]/[.E$4]" office:value-type="percentage" office:value="0.0173909690355917">
            <text:p>1.74%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74">
            <text:p>1174</text:p>
          </table:table-cell>
          <table:table-cell table:formula="oooc:=[.B21]/[.E$4]" office:value-type="percentage" office:value="0.0150901682540907">
            <text:p>1.51%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79">
            <text:p>1279</text:p>
          </table:table-cell>
          <table:table-cell table:formula="oooc:=[.B22]/[.E$4]" office:value-type="percentage" office:value="0.0164397999974293">
            <text:p>1.64%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52">
            <text:p>1052</text:p>
          </table:table-cell>
          <table:table-cell table:formula="oooc:=[.B23]/[.E$4]" office:value-type="percentage" office:value="0.0135220247046877">
            <text:p>1.35%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19">
            <text:p>1319</text:p>
          </table:table-cell>
          <table:table-cell table:formula="oooc:=[.B24]/[.E$4]" office:value-type="percentage" office:value="0.016953945423463">
            <text:p>1.70%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96">
            <text:p>896</text:p>
          </table:table-cell>
          <table:table-cell table:formula="oooc:=[.B25]/[.E$4]" office:value-type="percentage" office:value="0.0115168575431561">
            <text:p>1.15%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20">
            <text:p>1320</text:p>
          </table:table-cell>
          <table:table-cell table:formula="oooc:=[.B26]/[.E$4]" office:value-type="percentage" office:value="0.0169667990591139">
            <text:p>1.70%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59">
            <text:p>1159</text:p>
          </table:table-cell>
          <table:table-cell table:formula="oooc:=[.B27]/[.E$4]" office:value-type="percentage" office:value="0.014897363719328">
            <text:p>1.49%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38">
            <text:p>1438</text:p>
          </table:table-cell>
          <table:table-cell table:formula="oooc:=[.B28]/[.E$4]" office:value-type="percentage" office:value="0.0184835280659134">
            <text:p>1.85%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78">
            <text:p>978</text:p>
          </table:table-cell>
          <table:table-cell table:formula="oooc:=[.B29]/[.E$4]" office:value-type="percentage" office:value="0.0125708556665253">
            <text:p>1.26%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17">
            <text:p>817</text:p>
          </table:table-cell>
          <table:table-cell table:formula="oooc:=[.B30]/[.E$4]" office:value-type="percentage" office:value="0.0105014203267394">
            <text:p>1.05%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50">
            <text:p>550</text:p>
          </table:table-cell>
          <table:table-cell table:formula="oooc:=[.B31]/[.E$4]" office:value-type="percentage" office:value="0.00706949960796411">
            <text:p>0.71%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72">
            <text:p>372</text:p>
          </table:table-cell>
          <table:table-cell table:formula="oooc:=[.B32]/[.E$4]" office:value-type="percentage" office:value="0.00478155246211391">
            <text:p>0.48%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03">
            <text:p>1303</text:p>
          </table:table-cell>
          <table:table-cell table:formula="oooc:=[.B33]/[.E$4]" office:value-type="percentage" office:value="0.0167482872530495">
            <text:p>1.67%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84">
            <text:p>884</text:p>
          </table:table-cell>
          <table:table-cell table:formula="oooc:=[.B34]/[.E$4]" office:value-type="percentage" office:value="0.011362613915346">
            <text:p>1.14%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78">
            <text:p>778</text:p>
          </table:table-cell>
          <table:table-cell table:formula="oooc:=[.B35]/[.E$4]" office:value-type="percentage" office:value="0.0100001285363565">
            <text:p>1.00%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30">
            <text:p>730</text:p>
          </table:table-cell>
          <table:table-cell table:formula="oooc:=[.B36]/[.E$4]" office:value-type="percentage" office:value="0.009383154025116">
            <text:p>0.94%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65">
            <text:p>865</text:p>
          </table:table-cell>
          <table:table-cell table:formula="oooc:=[.B37]/[.E$4]" office:value-type="percentage" office:value="0.0111183948379799">
            <text:p>1.11%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35">
            <text:p>735</text:p>
          </table:table-cell>
          <table:table-cell table:formula="oooc:=[.B38]/[.E$4]" office:value-type="percentage" office:value="0.00944742220337022">
            <text:p>0.94%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77">
            <text:p>1177</text:p>
          </table:table-cell>
          <table:table-cell table:formula="oooc:=[.B39]/[.E$4]" office:value-type="percentage" office:value="0.0151287291610432">
            <text:p>1.51%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27">
            <text:p>1227</text:p>
          </table:table-cell>
          <table:table-cell table:formula="oooc:=[.B40]/[.E$4]" office:value-type="percentage" office:value="0.0157714109435854">
            <text:p>1.58%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table:formula="oooc:=[.B41]/[.E$4]" office:value-type="percentage" office:value="0.01020578670677">
            <text:p>1.02%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60">
            <text:p>860</text:p>
          </table:table-cell>
          <table:table-cell table:formula="oooc:=[.B42]/[.E$4]" office:value-type="percentage" office:value="0.0110541266597257">
            <text:p>1.11%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36">
            <text:p>836</text:p>
          </table:table-cell>
          <table:table-cell table:formula="oooc:=[.B43]/[.E$4]" office:value-type="percentage" office:value="0.0107456394041055">
            <text:p>1.07%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46">
            <text:p>346</text:p>
          </table:table-cell>
          <table:table-cell table:formula="oooc:=[.B44]/[.E$4]" office:value-type="percentage" office:value="0.00444735793519197">
            <text:p>0.44%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88">
            <text:p>488</text:p>
          </table:table-cell>
          <table:table-cell table:formula="oooc:=[.B45]/[.E$4]" office:value-type="percentage" office:value="0.00627257419761179">
            <text:p>0.63%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45">
            <text:p>645</text:p>
          </table:table-cell>
          <table:table-cell table:formula="oooc:=[.B46]/[.E$4]" office:value-type="percentage" office:value="0.00829059499479428">
            <text:p>0.83%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41">
            <text:p>541</text:p>
          </table:table-cell>
          <table:table-cell table:formula="oooc:=[.B47]/[.E$4]" office:value-type="percentage" office:value="0.00695381688710652">
            <text:p>0.70%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60">
            <text:p>560</text:p>
          </table:table-cell>
          <table:table-cell table:formula="oooc:=[.B48]/[.E$4]" office:value-type="percentage" office:value="0.00719803596447255">
            <text:p>0.72%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53">
            <text:p>353</text:p>
          </table:table-cell>
          <table:table-cell table:formula="oooc:=[.B49]/[.E$4]" office:value-type="percentage" office:value="0.00453733338474788">
            <text:p>0.45%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73">
            <text:p>373</text:p>
          </table:table-cell>
          <table:table-cell table:formula="oooc:=[.B50]/[.E$4]" office:value-type="percentage" office:value="0.00479440609776475">
            <text:p>0.48%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60">
            <text:p>360</text:p>
          </table:table-cell>
          <table:table-cell table:formula="oooc:=[.B51]/[.E$4]" office:value-type="percentage" office:value="0.00462730883430378">
            <text:p>0.46%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12">
            <text:p>312</text:p>
          </table:table-cell>
          <table:table-cell table:formula="oooc:=[.B52]/[.E$4]" office:value-type="percentage" office:value="0.00401033432306328">
            <text:p>0.40%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60">
            <text:p>360</text:p>
          </table:table-cell>
          <table:table-cell table:formula="oooc:=[.B53]/[.E$4]" office:value-type="percentage" office:value="0.00462730883430378">
            <text:p>0.46%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42">
            <text:p>342</text:p>
          </table:table-cell>
          <table:table-cell table:formula="oooc:=[.B54]/[.E$4]" office:value-type="percentage" office:value="0.00439594339258859">
            <text:p>0.44%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52">
            <text:p>352</text:p>
          </table:table-cell>
          <table:table-cell table:formula="oooc:=[.B55]/[.E$4]" office:value-type="percentage" office:value="0.00452447974909703">
            <text:p>0.45%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80">
            <text:p>380</text:p>
          </table:table-cell>
          <table:table-cell table:formula="oooc:=[.B56]/[.E$4]" office:value-type="percentage" office:value="0.00488438154732066">
            <text:p>0.49%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75">
            <text:p>575</text:p>
          </table:table-cell>
          <table:table-cell table:formula="oooc:=[.B57]/[.E$4]" office:value-type="percentage" office:value="0.00739084049923521">
            <text:p>0.74%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75">
            <text:p>475</text:p>
          </table:table-cell>
          <table:table-cell table:formula="oooc:=[.B58]/[.E$4]" office:value-type="percentage" office:value="0.00610547693415082">
            <text:p>0.61%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47">
            <text:p>447</text:p>
          </table:table-cell>
          <table:table-cell table:formula="oooc:=[.B59]/[.E$4]" office:value-type="percentage" office:value="0.0057455751359272">
            <text:p>0.57%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52">
            <text:p>352</text:p>
          </table:table-cell>
          <table:table-cell table:formula="oooc:=[.B60]/[.E$4]" office:value-type="percentage" office:value="0.00452447974909703">
            <text:p>0.45%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26">
            <text:p>226</text:p>
          </table:table-cell>
          <table:table-cell table:formula="oooc:=[.B61]/[.E$4]" office:value-type="percentage" office:value="0.00290492165709071">
            <text:p>0.29%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77">
            <text:p>177</text:p>
          </table:table-cell>
          <table:table-cell table:formula="oooc:=[.B62]/[.E$4]" office:value-type="percentage" office:value="0.00227509351019936">
            <text:p>0.23%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81">
            <text:p>181</text:p>
          </table:table-cell>
          <table:table-cell table:formula="oooc:=[.B63]/[.E$4]" office:value-type="percentage" office:value="0.00232650805280274">
            <text:p>0.23%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42">
            <text:p>242</text:p>
          </table:table-cell>
          <table:table-cell table:formula="oooc:=[.B64]/[.E$4]" office:value-type="percentage" office:value="0.00311057982750421">
            <text:p>0.31%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89">
            <text:p>289</text:p>
          </table:table-cell>
          <table:table-cell table:formula="oooc:=[.B65]/[.E$4]" office:value-type="percentage" office:value="0.00371470070309387">
            <text:p>0.37%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54">
            <text:p>254</text:p>
          </table:table-cell>
          <table:table-cell table:formula="oooc:=[.B66]/[.E$4]" office:value-type="percentage" office:value="0.00326482345531434">
            <text:p>0.33%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33">
            <text:p>333</text:p>
          </table:table-cell>
          <table:table-cell table:formula="oooc:=[.B67]/[.E$4]" office:value-type="percentage" office:value="0.004280260671731">
            <text:p>0.43%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01">
            <text:p>301</text:p>
          </table:table-cell>
          <table:table-cell table:formula="oooc:=[.B68]/[.E$4]" office:value-type="percentage" office:value="0.003868944330904">
            <text:p>0.39%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60">
            <text:p>260</text:p>
          </table:table-cell>
          <table:table-cell table:formula="oooc:=[.B69]/[.E$4]" office:value-type="percentage" office:value="0.0033419452692194">
            <text:p>0.33%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17">
            <text:p>217</text:p>
          </table:table-cell>
          <table:table-cell table:formula="oooc:=[.B70]/[.E$4]" office:value-type="percentage" office:value="0.00278923893623311">
            <text:p>0.28%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27">
            <text:p>227</text:p>
          </table:table-cell>
          <table:table-cell table:formula="oooc:=[.B71]/[.E$4]" office:value-type="percentage" office:value="0.00291777529274155">
            <text:p>0.29%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5">
            <text:p>285</text:p>
          </table:table-cell>
          <table:table-cell table:formula="oooc:=[.B72]/[.E$4]" office:value-type="percentage" office:value="0.00366328616049049">
            <text:p>0.37%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0">
            <text:p>200</text:p>
          </table:table-cell>
          <table:table-cell table:formula="oooc:=[.B73]/[.E$4]" office:value-type="percentage" office:value="0.00257072713016877">
            <text:p>0.26%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56">
            <text:p>256</text:p>
          </table:table-cell>
          <table:table-cell table:formula="oooc:=[.B74]/[.E$4]" office:value-type="percentage" office:value="0.00329053072661602">
            <text:p>0.33%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64">
            <text:p>164</text:p>
          </table:table-cell>
          <table:table-cell table:formula="oooc:=[.B75]/[.E$4]" office:value-type="percentage" office:value="0.00210799624673839">
            <text:p>0.21%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43">
            <text:p>243</text:p>
          </table:table-cell>
          <table:table-cell table:formula="oooc:=[.B76]/[.E$4]" office:value-type="percentage" office:value="0.00312343346315505">
            <text:p>0.31%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81">
            <text:p>181</text:p>
          </table:table-cell>
          <table:table-cell table:formula="oooc:=[.B77]/[.E$4]" office:value-type="percentage" office:value="0.00232650805280274">
            <text:p>0.23%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4">
            <text:p>174</text:p>
          </table:table-cell>
          <table:table-cell table:formula="oooc:=[.B78]/[.E$4]" office:value-type="percentage" office:value="0.00223653260324683">
            <text:p>0.22%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9">
            <text:p>179</text:p>
          </table:table-cell>
          <table:table-cell table:formula="oooc:=[.B79]/[.E$4]" office:value-type="percentage" office:value="0.00230080078150105">
            <text:p>0.23%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33">
            <text:p>133</text:p>
          </table:table-cell>
          <table:table-cell table:formula="oooc:=[.B80]/[.E$4]" office:value-type="percentage" office:value="0.00170953354156223">
            <text:p>0.17%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table:formula="oooc:=[.B81]/[.E$4]" office:value-type="percentage" office:value="0.00133677810768776">
            <text:p>0.13%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table:formula="oooc:=[.B82]/[.E$4]" office:value-type="percentage" office:value="0.00104114448771835">
            <text:p>0.10%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69">
            <text:p>169</text:p>
          </table:table-cell>
          <table:table-cell table:formula="oooc:=[.B83]/[.E$4]" office:value-type="percentage" office:value="0.00217226442499261">
            <text:p>0.22%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8">
            <text:p>108</text:p>
          </table:table-cell>
          <table:table-cell table:formula="oooc:=[.B84]/[.E$4]" office:value-type="percentage" office:value="0.00138819265029113">
            <text:p>0.14%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9">
            <text:p>109</text:p>
          </table:table-cell>
          <table:table-cell table:formula="oooc:=[.B85]/[.E$4]" office:value-type="percentage" office:value="0.00140104628594198">
            <text:p>0.14%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  <table:table-cell table:formula="oooc:=[.B86]/[.E$4]" office:value-type="percentage" office:value="0.000784071774701474">
            <text:p>0.08%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table:formula="oooc:=[.B87]/[.E$4]" office:value-type="percentage" office:value="0.000925461766860757">
            <text:p>0.09%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table:formula="oooc:=[.B88]/[.E$4]" office:value-type="percentage" office:value="0.00118253447987763">
            <text:p>0.12%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table:formula="oooc:=[.B89]/[.E$4]" office:value-type="percentage" office:value="0.00178665535546729">
            <text:p>0.18%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table:formula="oooc:=[.B90]/[.E$4]" office:value-type="percentage" office:value="0.0010539981233692">
            <text:p>0.11%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4">
            <text:p>54</text:p>
          </table:table-cell>
          <table:table-cell table:formula="oooc:=[.B91]/[.E$4]" office:value-type="percentage" office:value="0.000694096325145567">
            <text:p>0.07%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1">
            <text:p>71</text:p>
          </table:table-cell>
          <table:table-cell table:formula="oooc:=[.B92]/[.E$4]" office:value-type="percentage" office:value="0.000912608131209913">
            <text:p>0.09%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0">
            <text:p>40</text:p>
          </table:table-cell>
          <table:table-cell table:formula="oooc:=[.B93]/[.E$4]" office:value-type="percentage" office:value="0.000514145426033754">
            <text:p>0.05%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7">
            <text:p>27</text:p>
          </table:table-cell>
          <table:table-cell table:formula="oooc:=[.B94]/[.E$4]" office:value-type="percentage" office:value="0.000347048162572784">
            <text:p>0.03%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4">
            <text:p>34</text:p>
          </table:table-cell>
          <table:table-cell table:formula="oooc:=[.B95]/[.E$4]" office:value-type="percentage" office:value="0.000437023612128691">
            <text:p>0.04%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2">
            <text:p>72</text:p>
          </table:table-cell>
          <table:table-cell table:formula="oooc:=[.B96]/[.E$4]" office:value-type="percentage" office:value="0.000925461766860757">
            <text:p>0.09%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table:formula="oooc:=[.B97]/[.E$4]" office:value-type="percentage" office:value="0.000385609069525315">
            <text:p>0.04%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table:formula="oooc:=[.B98]/[.E$4]" office:value-type="percentage" office:value="0.00120824175117932">
            <text:p>0.12%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6">
            <text:p>36</text:p>
          </table:table-cell>
          <table:table-cell table:formula="oooc:=[.B99]/[.E$4]" office:value-type="percentage" office:value="0.000462730883430378">
            <text:p>0.05%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formula="oooc:=[.B100]/[.E$4]" office:value-type="percentage" office:value="0.000514145426033754">
            <text:p>0.05%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6">
            <text:p>36</text:p>
          </table:table-cell>
          <table:table-cell table:formula="oooc:=[.B101]/[.E$4]" office:value-type="percentage" office:value="0.000462730883430378">
            <text:p>0.05%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8">
            <text:p>28</text:p>
          </table:table-cell>
          <table:table-cell table:formula="oooc:=[.B102]/[.E$4]" office:value-type="percentage" office:value="0.000359901798223628">
            <text:p>0.04%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table:formula="oooc:=[.B103]/[.E$4]" office:value-type="percentage" office:value="0.000179950899111814">
            <text:p>0.02%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3">
            <text:p>33</text:p>
          </table:table-cell>
          <table:table-cell table:formula="oooc:=[.B104]/[.E$4]" office:value-type="percentage" office:value="0.000424169976477847">
            <text:p>0.04%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3">
            <text:p>23</text:p>
          </table:table-cell>
          <table:table-cell table:formula="oooc:=[.B105]/[.E$4]" office:value-type="percentage" office:value="0.000295633619969408">
            <text:p>0.03%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ooc:=[.B106]/[.E$4]" office:value-type="percentage" office:value="0.000218511806064345">
            <text:p>0.02%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5">
            <text:p>25</text:p>
          </table:table-cell>
          <table:table-cell table:formula="oooc:=[.B107]/[.E$4]" office:value-type="percentage" office:value="0.000321340891271096">
            <text:p>0.03%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table:formula="oooc:=[.B108]/[.E$4]" office:value-type="percentage" office:value="0.000128536356508438">
            <text:p>0.01%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7">
            <text:p>27</text:p>
          </table:table-cell>
          <table:table-cell table:formula="oooc:=[.B109]/[.E$4]" office:value-type="percentage" office:value="0.000347048162572784">
            <text:p>0.03%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9">
            <text:p>19</text:p>
          </table:table-cell>
          <table:table-cell table:formula="oooc:=[.B110]/[.E$4]" office:value-type="percentage" office:value="0.000244219077366033">
            <text:p>0.02%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3">
            <text:p>23</text:p>
          </table:table-cell>
          <table:table-cell table:formula="oooc:=[.B111]/[.E$4]" office:value-type="percentage" office:value="0.000295633619969408">
            <text:p>0.03%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table:formula="oooc:=[.B112]/[.E$4]" office:value-type="percentage" office:value="0.000192804534762658">
            <text:p>0.02%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table:formula="oooc:=[.B113]/[.E$4]" office:value-type="percentage" office:value="0.000295633619969408">
            <text:p>0.03%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table:formula="oooc:=[.B114]/[.E$4]" office:value-type="percentage" office:value="0.000257072713016877">
            <text:p>0.03%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1">11/02/2009</text:date>, <text:time>20:3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Shadow Caster</dc:creator>
    <dc:date>2009-02-11T20:37:34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44"/>
  </office:meta>
</office:document-meta>
</file>